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mm"/>
    </style:style>
    <style:style style:name="co3" style:family="table-column">
      <style:table-column-properties fo:break-before="auto" style:column-width="27.3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7" style:family="table-cell" style:parent-style-name="Default">
      <style:text-properties style:font-name="Liberation Sans1"/>
    </style:style>
    <style:style style:name="ce8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Dynamic Method" table:style-name="ta1">
        <table:table-column table:style-name="co1" table:number-columns-repeated="2" table:default-cell-style-name="ce4"/>
        <table:table-column table:style-name="co1" table:number-columns-repeated="1022" table:default-cell-style-name="ce2"/>
        <table:table-row table:style-name="ro1">
          <table:table-cell table:style-name="ce3" office:value-type="string" calcext:value-type="string">
            <text:p>Fall Time (s)</text:p>
          </table:table-cell>
          <table:table-cell table:style-name="ce3" office:value-type="string" calcext:value-type="string">
            <text:p>Rise Time (s)</text:p>
          </table:table-cell>
          <table:table-cell table:style-name="ce5" office:value-type="string" calcext:value-type="string">
            <text:p>Voltage (V)</text:p>
          </table:table-cell>
          <table:table-cell table:style-name="ce5" office:value-type="string" calcext:value-type="string">
            <text:p>Mean Fall Time (s)</text:p>
          </table:table-cell>
          <table:table-cell table:style-name="ce5" office:value-type="string" calcext:value-type="string">
            <text:p>Mean Rise Time (s)</text:p>
          </table:table-cell>
          <table:table-cell table:style-name="ce5" office:value-type="string" calcext:value-type="string">
            <text:p>Fall Velocity (m/s)</text:p>
          </table:table-cell>
          <table:table-cell table:style-name="ce5" table:number-columns-repeated="1018"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5.2" calcext:value-type="float">
            <text:p>5.2</text:p>
          </table:table-cell>
          <table:table-cell office:value-type="float" office:value="142" calcext:value-type="float">
            <text:p>142</text:p>
          </table:table-cell>
          <table:table-cell table:formula="of:=ROUND(AVERAGE([.A2:.A7]);1)" office:value-type="float" office:value="6.1" calcext:value-type="float">
            <text:p>6.1</text:p>
          </table:table-cell>
          <table:table-cell table:formula="of:=ROUND(AVERAGE([.B2:.B7]);1)" office:value-type="float" office:value="5.3" calcext:value-type="float">
            <text:p>5.3</text:p>
          </table:table-cell>
          <table:table-cell table:formula="of:=[.$L$2]/[.D2]" office:value-type="float" office:value="0.000163934426229508" calcext:value-type="float">
            <text:p>0.00016393442623</text:p>
          </table:table-cell>
          <table:table-cell table:number-columns-repeated="4"/>
          <table:table-cell office:value-type="string" calcext:value-type="string">
            <text:p>L (m)</text:p>
          </table:table-cell>
          <table:table-cell office:value-type="float" office:value="0.001" calcext:value-type="float">
            <text:p>0.001</text:p>
          </table:table-cell>
          <table:table-cell table:number-columns-repeated="1012"/>
        </table:table-row>
        <table:table-row table:style-name="ro2"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table:number-columns-repeated="1022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5.2" calcext:value-type="float">
            <text:p>5.2</text:p>
          </table:table-cell>
          <table:table-cell table:number-columns-repeated="1022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4.9" calcext:value-type="float">
            <text:p>4.9</text:p>
          </table:table-cell>
          <table:table-cell table:number-columns-repeated="1022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5.5" calcext:value-type="float">
            <text:p>5.5</text:p>
          </table:table-cell>
          <table:table-cell table:number-columns-repeated="1022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5.7" calcext:value-type="float">
            <text:p>5.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.0</text:p>
          </table:table-cell>
          <table:table-cell office:value-type="float" office:value="185" calcext:value-type="float">
            <text:p>185</text:p>
          </table:table-cell>
          <table:table-cell table:formula="of:=ROUND(AVERAGE([.A9:.A13]);1)" office:value-type="float" office:value="4.8" calcext:value-type="float">
            <text:p>4.8</text:p>
          </table:table-cell>
          <table:table-cell table:formula="of:=ROUND(AVERAGE([.B9:.B13]);1)" office:value-type="float" office:value="5.2" calcext:value-type="float">
            <text:p>5.2</text:p>
          </table:table-cell>
          <table:table-cell table:formula="of:=[.$L$2]/[.D9]" office:value-type="float" office:value="0.000208333333333333" calcext:value-type="float">
            <text:p>0.000208333333333</text:p>
          </table:table-cell>
          <table:table-cell table:number-columns-repeated="1018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.0</text:p>
          </table:table-cell>
          <table:table-cell office:value-type="float" office:value="5.3" calcext:value-type="float">
            <text:p>5.3</text:p>
          </table:table-cell>
          <table:table-cell table:number-columns-repeated="1022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table:number-columns-repeated="1022"/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" calcext:value-type="float">
            <text:p>6.0</text:p>
          </table:table-cell>
          <table:table-cell office:value-type="float" office:value="4.3" calcext:value-type="float">
            <text:p>4.3</text:p>
          </table:table-cell>
          <table:table-cell office:value-type="float" office:value="559" calcext:value-type="float">
            <text:p>559</text:p>
          </table:table-cell>
          <table:table-cell table:formula="of:=ROUND(AVERAGE([.A15:.A19]);1)" office:value-type="float" office:value="6.1" calcext:value-type="float">
            <text:p>6.1</text:p>
          </table:table-cell>
          <table:table-cell table:formula="of:=ROUND(AVERAGE([.B15:.B19]);1)" office:value-type="float" office:value="4.4" calcext:value-type="float">
            <text:p>4.4</text:p>
          </table:table-cell>
          <table:table-cell table:formula="of:=[.$L$2]/[.D15]" office:value-type="float" office:value="0.000163934426229508" calcext:value-type="float">
            <text:p>0.00016393442623</text:p>
          </table:table-cell>
          <table:table-cell table:number-columns-repeated="1018"/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4.8" calcext:value-type="float">
            <text:p>4.8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.0</text:p>
          </table:table-cell>
          <table:table-cell office:value-type="float" office:value="4.2" calcext:value-type="float">
            <text:p>4.2</text:p>
          </table:table-cell>
          <table:table-cell table:number-columns-repeated="1022"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4.3" calcext:value-type="float">
            <text:p>4.3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.0</text:p>
          </table:table-cell>
          <table:table-cell office:value-type="float" office:value="4.5" calcext:value-type="float">
            <text:p>4.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359" calcext:value-type="float">
            <text:p>359</text:p>
          </table:table-cell>
          <table:table-cell table:formula="of:=ROUND(AVERAGE([.A21:.A25]);1)" office:value-type="float" office:value="5.2" calcext:value-type="float">
            <text:p>5.2</text:p>
          </table:table-cell>
          <table:table-cell table:formula="of:=ROUND(AVERAGE([.B21:.B25]);1)" office:value-type="float" office:value="6" calcext:value-type="float">
            <text:p>6</text:p>
          </table:table-cell>
          <table:table-cell table:formula="of:=[.$L$2]/[.D21]" office:value-type="float" office:value="0.000192307692307692" calcext:value-type="float">
            <text:p>0.000192307692308</text:p>
          </table:table-cell>
          <table:table-cell table:number-columns-repeated="1018"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5.9" calcext:value-type="float">
            <text:p>5.9</text:p>
          </table:table-cell>
          <table:table-cell table:number-columns-repeated="1022"/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.0</text:p>
          </table:table-cell>
          <table:table-cell office:value-type="float" office:value="6" calcext:value-type="float">
            <text:p>6.0</text:p>
          </table:table-cell>
          <table:table-cell table:number-columns-repeated="1022"/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5.1" calcext:value-type="float">
            <text:p>15.1</text:p>
          </table:table-cell>
          <table:table-cell office:value-type="float" office:value="6.6" calcext:value-type="float">
            <text:p>6.6</text:p>
          </table:table-cell>
          <table:table-cell office:value-type="float" office:value="443" calcext:value-type="float">
            <text:p>443</text:p>
          </table:table-cell>
          <table:table-cell table:formula="of:=ROUND(AVERAGE([.A27:.A31]);1)" office:value-type="float" office:value="15.9" calcext:value-type="float">
            <text:p>15.9</text:p>
          </table:table-cell>
          <table:table-cell table:formula="of:=ROUND(AVERAGE([.B27:.B31]);1)" office:value-type="float" office:value="6.6" calcext:value-type="float">
            <text:p>6.6</text:p>
          </table:table-cell>
          <table:table-cell table:formula="of:=[.$L$2]/[.D27]" office:value-type="float" office:value="0.0000628930817610063" calcext:value-type="float">
            <text:p>6.28930817610063E-05</text:p>
          </table:table-cell>
          <table:table-cell table:number-columns-repeated="1018"/>
        </table:table-row>
        <table:table-row table:style-name="ro2">
          <table:table-cell office:value-type="float" office:value="14.3" calcext:value-type="float">
            <text:p>14.3</text:p>
          </table:table-cell>
          <table:table-cell office:value-type="float" office:value="6.3" calcext:value-type="float">
            <text:p>6.3</text:p>
          </table:table-cell>
          <table:table-cell table:number-columns-repeated="1022"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6.6" calcext:value-type="float">
            <text:p>6.6</text:p>
          </table:table-cell>
          <table:table-cell table:number-columns-repeated="1022"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6.7" calcext:value-type="float">
            <text:p>6.7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.0</text:p>
          </table:table-cell>
          <table:table-cell office:value-type="float" office:value="6.6" calcext:value-type="float">
            <text:p>6.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2" calcext:value-type="float">
            <text:p>12.0</text:p>
          </table:table-cell>
          <table:table-cell office:value-type="float" office:value="3.5" calcext:value-type="float">
            <text:p>3.5</text:p>
          </table:table-cell>
          <table:table-cell office:value-type="float" office:value="262" calcext:value-type="float">
            <text:p>262</text:p>
          </table:table-cell>
          <table:table-cell table:formula="of:=ROUND(AVERAGE([.A33:.A37]);1)" office:value-type="float" office:value="11.9" calcext:value-type="float">
            <text:p>11.9</text:p>
          </table:table-cell>
          <table:table-cell table:formula="of:=ROUND(AVERAGE([.B33:.B37]);1)" office:value-type="float" office:value="3.4" calcext:value-type="float">
            <text:p>3.4</text:p>
          </table:table-cell>
          <table:table-cell table:formula="of:=[.$L$2]/[.D33]" office:value-type="float" office:value="0.0000840336134453782" calcext:value-type="float">
            <text:p>8.40336134453782E-05</text:p>
          </table:table-cell>
          <table:table-cell table:number-columns-repeated="1018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3.4" calcext:value-type="float">
            <text:p>3.4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.0</text:p>
          </table:table-cell>
          <table:table-cell office:value-type="float" office:value="3.3" calcext:value-type="float">
            <text:p>3.3</text:p>
          </table:table-cell>
          <table:table-cell table:number-columns-repeated="1022"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3.4" calcext:value-type="float">
            <text:p>3.4</text:p>
          </table:table-cell>
          <table:table-cell table:number-columns-repeated="1022"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3.4" calcext:value-type="float">
            <text:p>3.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1.7" calcext:value-type="float">
            <text:p>11.7</text:p>
          </table:table-cell>
          <table:table-cell office:value-type="float" office:value="5.4" calcext:value-type="float">
            <text:p>5.4</text:p>
          </table:table-cell>
          <table:table-cell office:value-type="float" office:value="138" calcext:value-type="float">
            <text:p>138</text:p>
          </table:table-cell>
          <table:table-cell table:formula="of:=ROUND(AVERAGE([.A39:.A44]);1)" office:value-type="float" office:value="11.7" calcext:value-type="float">
            <text:p>11.7</text:p>
          </table:table-cell>
          <table:table-cell table:formula="of:=ROUND(AVERAGE([.B39:.B44]);1)" office:value-type="float" office:value="5.2" calcext:value-type="float">
            <text:p>5.2</text:p>
          </table:table-cell>
          <table:table-cell table:formula="of:=[.$L$2]/[.D39]" office:value-type="float" office:value="0.0000854700854700855" calcext:value-type="float">
            <text:p>8.54700854700855E-05</text:p>
          </table:table-cell>
          <table:table-cell table:number-columns-repeated="1018"/>
        </table:table-row>
        <table:table-row table:style-name="ro2"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.0</text:p>
          </table:table-cell>
          <table:table-cell table:number-columns-repeated="1022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5.1" calcext:value-type="float">
            <text:p>5.1</text:p>
          </table:table-cell>
          <table:table-cell table:number-columns-repeated="1022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.0</text:p>
          </table:table-cell>
          <table:table-cell office:value-type="float" office:value="5.3" calcext:value-type="float">
            <text:p>5.3</text:p>
          </table:table-cell>
          <table:table-cell table:number-columns-repeated="1022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5.3" calcext:value-type="float">
            <text:p>5.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6.3" calcext:value-type="float">
            <text:p>6.3</text:p>
          </table:table-cell>
          <table:table-cell office:value-type="float" office:value="605" calcext:value-type="float">
            <text:p>605</text:p>
          </table:table-cell>
          <table:table-cell table:formula="of:=ROUND(AVERAGE([.A46:.A50]);1)" office:value-type="float" office:value="12.4" calcext:value-type="float">
            <text:p>12.4</text:p>
          </table:table-cell>
          <table:table-cell table:formula="of:=ROUND(AVERAGE([.B46:.B50]);1)" office:value-type="float" office:value="6.2" calcext:value-type="float">
            <text:p>6.2</text:p>
          </table:table-cell>
          <table:table-cell table:formula="of:=[.$L$2]/[.D46]" office:value-type="float" office:value="0.0000806451612903226" calcext:value-type="float">
            <text:p>8.06451612903226E-05</text:p>
          </table:table-cell>
          <table:table-cell table:number-columns-repeated="1018"/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6.3" calcext:value-type="float">
            <text:p>6.3</text:p>
          </table:table-cell>
          <table:table-cell table:number-columns-repeated="1022"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6.1" calcext:value-type="float">
            <text:p>6.1</text:p>
          </table:table-cell>
          <table:table-cell table:number-columns-repeated="1022"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6.3" calcext:value-type="float">
            <text:p>6.3</text:p>
          </table:table-cell>
          <table:table-cell table:number-columns-repeated="1022"/>
        </table:table-row>
        <table:table-row table:style-name="ro2">
          <table:table-cell office:value-type="float" office:value="12.3" calcext:value-type="float">
            <text:p>12.3</text:p>
          </table:table-cell>
          <table:table-cell office:value-type="float" office:value="6" calcext:value-type="float">
            <text:p>6.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.3" calcext:value-type="float">
            <text:p>10.3</text:p>
          </table:table-cell>
          <table:table-cell office:value-type="float" office:value="4.3" calcext:value-type="float">
            <text:p>4.3</text:p>
          </table:table-cell>
          <table:table-cell office:value-type="float" office:value="330" calcext:value-type="float">
            <text:p>330</text:p>
          </table:table-cell>
          <table:table-cell table:formula="of:=ROUND(AVERAGE([.A52:.A57]);1)" office:value-type="float" office:value="10.7" calcext:value-type="float">
            <text:p>10.7</text:p>
          </table:table-cell>
          <table:table-cell table:formula="of:=ROUND(AVERAGE([.B52:.B57]);1)" office:value-type="float" office:value="4.2" calcext:value-type="float">
            <text:p>4.2</text:p>
          </table:table-cell>
          <table:table-cell table:formula="of:=[.$L$2]/[.D52]" office:value-type="float" office:value="0.0000934579439252336" calcext:value-type="float">
            <text:p>9.34579439252336E-05</text:p>
          </table:table-cell>
          <table:table-cell table:number-columns-repeated="1018"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4.1" calcext:value-type="float">
            <text:p>4.1</text:p>
          </table:table-cell>
          <table:table-cell table:number-columns-repeated="1022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4.2" calcext:value-type="float">
            <text:p>4.2</text:p>
          </table:table-cell>
          <table:table-cell table:number-columns-repeated="1022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4.3" calcext:value-type="float">
            <text:p>4.3</text:p>
          </table:table-cell>
          <table:table-cell table:number-columns-repeated="1022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3.9" calcext:value-type="float">
            <text:p>3.9</text:p>
          </table:table-cell>
          <table:table-cell table:number-columns-repeated="1022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4.2" calcext:value-type="float">
            <text:p>4.2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ancing Method" table:style-name="ta1">
        <table:table-column table:style-name="co1" table:default-cell-style-name="ce4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20" table:default-cell-style-name="ce2"/>
        <table:table-row table:style-name="ro3">
          <table:table-cell table:style-name="ce3" office:value-type="string" calcext:value-type="string">
            <text:p>Fall Time (s)</text:p>
          </table:table-cell>
          <table:table-cell table:style-name="ce5" office:value-type="string" calcext:value-type="string">
            <text:p>Balancing Voltage (V)</text:p>
          </table:table-cell>
          <table:table-cell table:style-name="ce5" office:value-type="string" calcext:value-type="string">
            <text:p>Mean Fall Time (s)</text:p>
          </table:table-cell>
          <table:table-cell table:style-name="ce5" office:value-type="string" calcext:value-type="string">
            <text:p>Mean Fall Velocity (m/s)</text:p>
          </table:table-cell>
          <table:table-cell table:style-name="ce5" office:value-type="string" calcext:value-type="string">
            <text:p>Final Balancing Voltage</text:p>
          </table:table-cell>
          <table:table-cell table:style-name="ce5" table:number-columns-repeated="1019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549" calcext:value-type="float">
            <text:p>549</text:p>
          </table:table-cell>
          <table:table-cell table:formula="of:=ROUND(AVERAGE([.A2:.A6]);1)" office:value-type="float" office:value="3.4" calcext:value-type="float">
            <text:p>3.4</text:p>
          </table:table-cell>
          <table:table-cell table:formula="of:=[.$J$2]/[.C2]" office:value-type="float" office:value="0.000294117647058824" calcext:value-type="float">
            <text:p>0.000294117647059</text:p>
          </table:table-cell>
          <table:table-cell table:formula="of:=ROUND(AVERAGE([.B2:.B4]);0)" office:value-type="float" office:value="550" calcext:value-type="float">
            <text:p>550</text:p>
          </table:table-cell>
          <table:table-cell table:number-columns-repeated="3"/>
          <table:table-cell office:value-type="string" calcext:value-type="string">
            <text:p>L (m)</text:p>
          </table:table-cell>
          <table:table-cell office:value-type="float" office:value="0.001" calcext:value-type="float">
            <text:p>0.001</text:p>
          </table:table-cell>
          <table:table-cell table:number-columns-repeated="1014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550" calcext:value-type="float">
            <text:p>550</text:p>
          </table:table-cell>
          <table:table-cell table:number-columns-repeated="1022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552" calcext:value-type="float">
            <text:p>552</text:p>
          </table:table-cell>
          <table:table-cell table:number-columns-repeated="1022"/>
        </table:table-row>
        <table:table-row table:style-name="ro2">
          <table:table-cell office:value-type="float" office:value="3.4" calcext:value-type="float">
            <text:p>3.4</text:p>
          </table:table-cell>
          <table:table-cell table:number-columns-repeated="1023"/>
        </table:table-row>
        <table:table-row table:style-name="ro2">
          <table:table-cell office:value-type="float" office:value="3.4" calcext:value-type="float">
            <text:p>3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591" calcext:value-type="float">
            <text:p>591</text:p>
          </table:table-cell>
          <table:table-cell table:formula="of:=ROUND(AVERAGE([.A8:.A12]);1)" office:value-type="float" office:value="2.3" calcext:value-type="float">
            <text:p>2.3</text:p>
          </table:table-cell>
          <table:table-cell table:formula="of:=[.$J$2]/[.C8]" office:value-type="float" office:value="0.000434782608695652" calcext:value-type="float">
            <text:p>0.000434782608696</text:p>
          </table:table-cell>
          <table:table-cell table:formula="of:=ROUND(AVERAGE([.B8:.B10]);0)" office:value-type="float" office:value="591" calcext:value-type="float">
            <text:p>591</text:p>
          </table:table-cell>
          <table:table-cell table:number-columns-repeated="1019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590" calcext:value-type="float">
            <text:p>590</text:p>
          </table:table-cell>
          <table:table-cell table:number-columns-repeated="1022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593" calcext:value-type="float">
            <text:p>593</text:p>
          </table:table-cell>
          <table:table-cell table:number-columns-repeated="1022"/>
        </table:table-row>
        <table:table-row table:style-name="ro2">
          <table:table-cell office:value-type="float" office:value="2.3" calcext:value-type="float">
            <text:p>2.3</text:p>
          </table:table-cell>
          <table:table-cell table:number-columns-repeated="1023"/>
        </table:table-row>
        <table:table-row table:style-name="ro2">
          <table:table-cell office:value-type="float" office:value="2.4" calcext:value-type="float">
            <text:p>2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364" calcext:value-type="float">
            <text:p>364</text:p>
          </table:table-cell>
          <table:table-cell table:formula="of:=ROUND(AVERAGE([.A14:.A18]);1)" office:value-type="float" office:value="2.7" calcext:value-type="float">
            <text:p>2.7</text:p>
          </table:table-cell>
          <table:table-cell table:formula="of:=[.$J$2]/[.C14]" office:value-type="float" office:value="0.00037037037037037" calcext:value-type="float">
            <text:p>0.00037037037037</text:p>
          </table:table-cell>
          <table:table-cell table:formula="of:=ROUND(AVERAGE([.B14:.B16]);0)" office:value-type="float" office:value="367" calcext:value-type="float">
            <text:p>367</text:p>
          </table:table-cell>
          <table:table-cell table:number-columns-repeated="1019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363" calcext:value-type="float">
            <text:p>363</text:p>
          </table:table-cell>
          <table:table-cell table:number-columns-repeated="1022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373" calcext:value-type="float">
            <text:p>373</text:p>
          </table:table-cell>
          <table:table-cell table:number-columns-repeated="1022"/>
        </table:table-row>
        <table:table-row table:style-name="ro2">
          <table:table-cell office:value-type="float" office:value="2.7" calcext:value-type="float">
            <text:p>2.7</text:p>
          </table:table-cell>
          <table:table-cell table:number-columns-repeated="1023"/>
        </table:table-row>
        <table:table-row table:style-name="ro2">
          <table:table-cell office:value-type="float" office:value="2.8" calcext:value-type="float">
            <text:p>2.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78" calcext:value-type="float">
            <text:p>478</text:p>
          </table:table-cell>
          <table:table-cell table:formula="of:=ROUND(AVERAGE([.A20:.A24]);1)" office:value-type="float" office:value="1.5" calcext:value-type="float">
            <text:p>1.5</text:p>
          </table:table-cell>
          <table:table-cell table:formula="of:=[.$J$2]/[.C20]" office:value-type="float" office:value="0.000666666666666667" calcext:value-type="float">
            <text:p>0.000666666666667</text:p>
          </table:table-cell>
          <table:table-cell table:formula="of:=ROUND(AVERAGE([.B20:.B22]);0)" office:value-type="float" office:value="482" calcext:value-type="float">
            <text:p>482</text:p>
          </table:table-cell>
          <table:table-cell table:number-columns-repeated="1019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487" calcext:value-type="float">
            <text:p>487</text:p>
          </table:table-cell>
          <table:table-cell table:number-columns-repeated="102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80" calcext:value-type="float">
            <text:p>480</text:p>
          </table:table-cell>
          <table:table-cell table:number-columns-repeated="1022"/>
        </table:table-row>
        <table:table-row table:style-name="ro2">
          <table:table-cell office:value-type="float" office:value="1.5" calcext:value-type="float">
            <text:p>1.5</text:p>
          </table:table-cell>
          <table:table-cell table:number-columns-repeated="1023"/>
        </table:table-row>
        <table:table-row table:style-name="ro2">
          <table:table-cell office:value-type="float" office:value="1.4" calcext:value-type="float">
            <text:p>1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198" calcext:value-type="float">
            <text:p>198</text:p>
          </table:table-cell>
          <table:table-cell table:formula="of:=ROUND(AVERAGE([.A26:.A30]);1)" office:value-type="float" office:value="6.7" calcext:value-type="float">
            <text:p>6.7</text:p>
          </table:table-cell>
          <table:table-cell table:formula="of:=[.$J$2]/[.C26]" office:value-type="float" office:value="0.000149253731343284" calcext:value-type="float">
            <text:p>0.000149253731343</text:p>
          </table:table-cell>
          <table:table-cell table:formula="of:=ROUND(AVERAGE([.B26:.B28]);0)" office:value-type="float" office:value="198" calcext:value-type="float">
            <text:p>198</text:p>
          </table:table-cell>
          <table:table-cell table:number-columns-repeated="1019"/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199" calcext:value-type="float">
            <text:p>199</text:p>
          </table:table-cell>
          <table:table-cell table:number-columns-repeated="1022"/>
        </table:table-row>
        <table:table-row table:style-name="ro2">
          <table:table-cell office:value-type="float" office:value="6.4" calcext:value-type="float">
            <text:p>6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167" calcext:value-type="float">
            <text:p>167</text:p>
          </table:table-cell>
          <table:table-cell table:formula="of:=ROUND(AVERAGE([.A31:.A35]);1)" office:value-type="float" office:value="9.9" calcext:value-type="float">
            <text:p>9.9</text:p>
          </table:table-cell>
          <table:table-cell table:formula="of:=[.$J$2]/[.C31]" office:value-type="float" office:value="0.000101010101010101" calcext:value-type="float">
            <text:p>0.00010101010101</text:p>
          </table:table-cell>
          <table:table-cell table:formula="of:=ROUND(AVERAGE([.B31:.B33]);0)" office:value-type="float" office:value="161" calcext:value-type="float">
            <text:p>161</text:p>
          </table:table-cell>
          <table:table-cell table:number-columns-repeated="1019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158" calcext:value-type="float">
            <text:p>158</text:p>
          </table:table-cell>
          <table:table-cell table:number-columns-repeated="1022"/>
        </table:table-row>
        <table:table-row table:style-name="ro2">
          <table:table-cell office:value-type="float" office:value="9.8" calcext:value-type="float">
            <text:p>9.8</text:p>
          </table:table-cell>
          <table:table-cell office:value-type="float" office:value="157" calcext:value-type="float">
            <text:p>157</text:p>
          </table:table-cell>
          <table:table-cell table:number-columns-repeated="1022"/>
        </table:table-row>
        <table:table-row table:style-name="ro2">
          <table:table-cell office:value-type="float" office:value="9.9" calcext:value-type="float">
            <text:p>9.9</text:p>
          </table:table-cell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ations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Dynamic Method</text:p>
          </table:table-cell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Droplet</text:p>
          </table:table-cell>
          <table:table-cell table:style-name="Default" office:value-type="string" calcext:value-type="string">
            <text:p>vf</text:p>
          </table:table-cell>
          <table:table-cell table:style-name="Default" office:value-type="string" calcext:value-type="string">
            <text:p>t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V</text:p>
          </table:table-cell>
          <table:table-cell table:style-name="ce7" office:value-type="string" calcext:value-type="string">
            <text:p>ξ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r^3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163934426229508" calcext:value-type="float">
            <text:p>0.00016393442623</text:p>
          </table:table-cell>
          <table:table-cell office:value-type="float" office:value="6.1" calcext:value-type="float">
            <text:p>6.1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42" calcext:value-type="float">
            <text:p>142</text:p>
          </table:table-cell>
          <table:table-cell table:formula="of:=[.$M$7]*[.B3]" office:value-type="float" office:value="0.00000000000148196721311475" calcext:value-type="float">
            <text:p>1.48196721311475E-12</text:p>
          </table:table-cell>
          <table:table-cell table:formula="of:=-[.$M$8]+SQRT([.$M$8]^2+[.F3])" office:value-type="float" office:value="0.00000117743759101054" calcext:value-type="float">
            <text:p>1.17743759101054E-06</text:p>
          </table:table-cell>
          <table:table-cell table:formula="of:=[.G3]^3" office:value-type="float" office:value="1.63235153177159E-018" calcext:value-type="float">
            <text:p>1.63235153177159E-18</text:p>
          </table:table-cell>
          <table:table-cell table:formula="of:=(1+([.C3]/[.D3]))" office:value-type="float" office:value="2.15094339622641" calcext:value-type="float">
            <text:p>2.15094339622641</text:p>
          </table:table-cell>
          <table:table-cell table:formula="of:=[.$M$6]*[.I3]*[.H3]/[.E3]" office:value-type="float" office:value="4.70115939780408E-018" calcext:value-type="float">
            <text:p>4.70115939780408E-18</text:p>
          </table:table-cell>
          <table:table-cell table:formula="of:=[.J3]/1.602E-019" office:value-type="float" office:value="29.3455642809243" calcext:value-type="float">
            <text:p>29.345564280924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208333333333333" calcext:value-type="float">
            <text:p>0.000208333333333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85" calcext:value-type="float">
            <text:p>185</text:p>
          </table:table-cell>
          <table:table-cell table:formula="of:=[.$M$7]*[.B4]" office:value-type="float" office:value="0.00000000000188333333333333" calcext:value-type="float">
            <text:p>1.88333333333333E-12</text:p>
          </table:table-cell>
          <table:table-cell table:formula="of:=-[.$M$8]+SQRT([.$M$8]^2+[.F4])" office:value-type="float" office:value="0.00000133234635486363" calcext:value-type="float">
            <text:p>1.33234635486363E-06</text:p>
          </table:table-cell>
          <table:table-cell table:formula="of:=[.G4]^3" office:value-type="float" office:value="2.36511038074319E-018" calcext:value-type="float">
            <text:p>2.36511038074319E-18</text:p>
          </table:table-cell>
          <table:table-cell table:formula="of:=(1+([.C4]/[.D4]))" office:value-type="float" office:value="1.92307692307692" calcext:value-type="float">
            <text:p>1.92307692307692</text:p>
          </table:table-cell>
          <table:table-cell table:formula="of:=[.$M$6]*[.I4]*[.H4]/[.E4]" office:value-type="float" office:value="4.67441202381187E-018" calcext:value-type="float">
            <text:p>4.67441202381187E-18</text:p>
          </table:table-cell>
          <table:table-cell table:formula="of:=[.J4]/1.602E-019" office:value-type="float" office:value="29.1786018964536" calcext:value-type="float">
            <text:p>29.178601896453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163934426229508" calcext:value-type="float">
            <text:p>0.00016393442623</text:p>
          </table:table-cell>
          <table:table-cell office:value-type="float" office:value="6.1" calcext:value-type="float">
            <text:p>6.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559" calcext:value-type="float">
            <text:p>559</text:p>
          </table:table-cell>
          <table:table-cell table:formula="of:=[.$M$7]*[.B5]" office:value-type="float" office:value="0.00000000000148196721311475" calcext:value-type="float">
            <text:p>1.48196721311475E-12</text:p>
          </table:table-cell>
          <table:table-cell table:formula="of:=-[.$M$8]+SQRT([.$M$8]^2+[.F5])" office:value-type="float" office:value="0.00000117743759101054" calcext:value-type="float">
            <text:p>1.17743759101054E-06</text:p>
          </table:table-cell>
          <table:table-cell table:formula="of:=[.G5]^3" office:value-type="float" office:value="1.63235153177159E-018" calcext:value-type="float">
            <text:p>1.63235153177159E-18</text:p>
          </table:table-cell>
          <table:table-cell table:formula="of:=(1+([.C5]/[.D5]))" office:value-type="float" office:value="2.38636363636364" calcext:value-type="float">
            <text:p>2.38636363636364</text:p>
          </table:table-cell>
          <table:table-cell table:formula="of:=[.$M$6]*[.I5]*[.H5]/[.E5]" office:value-type="float" office:value="1.324918468745E-018" calcext:value-type="float">
            <text:p>1.324918468745E-18</text:p>
          </table:table-cell>
          <table:table-cell table:formula="of:=[.J5]/1.602E-019" office:value-type="float" office:value="8.27040242662295" calcext:value-type="float">
            <text:p>8.2704024266229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192307692307692" calcext:value-type="float">
            <text:p>0.000192307692308</text:p>
          </table:table-cell>
          <table:table-cell office:value-type="float" office:value="5.2" calcext:value-type="float">
            <text:p>5.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59" calcext:value-type="float">
            <text:p>359</text:p>
          </table:table-cell>
          <table:table-cell table:formula="of:=[.$M$7]*[.B6]" office:value-type="float" office:value="0.00000000000173846153846154" calcext:value-type="float">
            <text:p>1.73846153846154E-12</text:p>
          </table:table-cell>
          <table:table-cell table:formula="of:=-[.$M$8]+SQRT([.$M$8]^2+[.F6])" office:value-type="float" office:value="0.00000127853225207389" calcext:value-type="float">
            <text:p>1.27853225207389E-06</text:p>
          </table:table-cell>
          <table:table-cell table:formula="of:=[.G6]^3" office:value-type="float" office:value="2.08994599468211E-018" calcext:value-type="float">
            <text:p>2.08994599468211E-18</text:p>
          </table:table-cell>
          <table:table-cell table:formula="of:=(1+([.C6]/[.D6]))" office:value-type="float" office:value="1.86666666666667" calcext:value-type="float">
            <text:p>1.86666666666667</text:p>
          </table:table-cell>
          <table:table-cell table:formula="of:=[.$M$6]*[.I6]*[.H6]/[.E6]" office:value-type="float" office:value="2.0661318653908E-018" calcext:value-type="float">
            <text:p>2.0661318653908E-18</text:p>
          </table:table-cell>
          <table:table-cell table:formula="of:=[.J6]/1.602E-019" office:value-type="float" office:value="12.8972026553733" calcext:value-type="float">
            <text:p>12.8972026553733</text:p>
          </table:table-cell>
          <table:table-cell office:value-type="string" calcext:value-type="string">
            <text:p>C</text:p>
          </table:table-cell>
          <table:table-cell office:value-type="float" office:value="190.13" calcext:value-type="float">
            <text:p>190.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0628930817610063" calcext:value-type="float">
            <text:p>6.28930817610063E-05</text:p>
          </table:table-cell>
          <table:table-cell office:value-type="float" office:value="15.9" calcext:value-type="float">
            <text:p>15.9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443" calcext:value-type="float">
            <text:p>443</text:p>
          </table:table-cell>
          <table:table-cell table:formula="of:=[.$M$7]*[.B7]" office:value-type="float" office:value="0.000000000000568553459119497" calcext:value-type="float">
            <text:p>5.68553459119497E-13</text:p>
          </table:table-cell>
          <table:table-cell table:formula="of:=-[.$M$8]+SQRT([.$M$8]^2+[.F7])" office:value-type="float" office:value="0.000000714517089675169" calcext:value-type="float">
            <text:p>7.14517089675169E-07</text:p>
          </table:table-cell>
          <table:table-cell table:formula="of:=[.G7]^3" office:value-type="float" office:value="3.64785747614058E-019" calcext:value-type="float">
            <text:p>3.64785747614058E-19</text:p>
          </table:table-cell>
          <table:table-cell table:formula="of:=(1+([.C7]/[.D7]))" office:value-type="float" office:value="3.40909090909091" calcext:value-type="float">
            <text:p>3.40909090909091</text:p>
          </table:table-cell>
          <table:table-cell table:formula="of:=[.$M$6]*[.I7]*[.H7]/[.E7]" office:value-type="float" office:value="5.33732153143809E-019" calcext:value-type="float">
            <text:p>5.33732153143809E-19</text:p>
          </table:table-cell>
          <table:table-cell table:formula="of:=[.J7]/1.602E-019" office:value-type="float" office:value="3.33166138042327" calcext:value-type="float">
            <text:p>3.33166138042327</text:p>
          </table:table-cell>
          <table:table-cell office:value-type="string" calcext:value-type="string">
            <text:p>D</text:p>
          </table:table-cell>
          <table:table-cell table:style-name="ce8" office:value-type="float" office:value="0.00000000904" calcext:value-type="float">
            <text:p>9.04E-0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0840336134453782" calcext:value-type="float">
            <text:p>8.40336134453782E-05</text:p>
          </table:table-cell>
          <table:table-cell office:value-type="float" office:value="11.9" calcext:value-type="float">
            <text:p>11.9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62" calcext:value-type="float">
            <text:p>262</text:p>
          </table:table-cell>
          <table:table-cell table:formula="of:=[.$M$7]*[.B8]" office:value-type="float" office:value="0.000000000000759663865546219" calcext:value-type="float">
            <text:p>7.59663865546219E-13</text:p>
          </table:table-cell>
          <table:table-cell table:formula="of:=-[.$M$8]+SQRT([.$M$8]^2+[.F8])" office:value-type="float" office:value="0.000000831932077087266" calcext:value-type="float">
            <text:p>8.31932077087266E-07</text:p>
          </table:table-cell>
          <table:table-cell table:formula="of:=[.G8]^3" office:value-type="float" office:value="5.75789325904004E-019" calcext:value-type="float">
            <text:p>5.75789325904004E-19</text:p>
          </table:table-cell>
          <table:table-cell table:formula="of:=(1+([.C8]/[.D8]))" office:value-type="float" office:value="4.5" calcext:value-type="float">
            <text:p>4.5</text:p>
          </table:table-cell>
          <table:table-cell table:formula="of:=[.$M$6]*[.I8]*[.H8]/[.E8]" office:value-type="float" office:value="1.88029278779991E-018" calcext:value-type="float">
            <text:p>1.88029278779991E-18</text:p>
          </table:table-cell>
          <table:table-cell table:formula="of:=[.J8]/1.602E-019" office:value-type="float" office:value="11.7371584756549" calcext:value-type="float">
            <text:p>11.7371584756549</text:p>
          </table:table-cell>
          <table:table-cell office:value-type="string" calcext:value-type="string">
            <text:p>sigma</text:p>
          </table:table-cell>
          <table:table-cell table:style-name="ce8" office:value-type="float" office:value="0.0000000406" calcext:value-type="float">
            <text:p>4.06E-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0854700854700855" calcext:value-type="float">
            <text:p>8.54700854700855E-05</text:p>
          </table:table-cell>
          <table:table-cell office:value-type="float" office:value="11.7" calcext:value-type="float">
            <text:p>11.7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38" calcext:value-type="float">
            <text:p>138</text:p>
          </table:table-cell>
          <table:table-cell table:formula="of:=[.$M$7]*[.B9]" office:value-type="float" office:value="0.000000000000772649572649573" calcext:value-type="float">
            <text:p>7.72649572649573E-13</text:p>
          </table:table-cell>
          <table:table-cell table:formula="of:=-[.$M$8]+SQRT([.$M$8]^2+[.F9])" office:value-type="float" office:value="0.000000839342005276241" calcext:value-type="float">
            <text:p>8.39342005276241E-07</text:p>
          </table:table-cell>
          <table:table-cell table:formula="of:=[.G9]^3" office:value-type="float" office:value="5.91312247535647E-019" calcext:value-type="float">
            <text:p>5.91312247535647E-19</text:p>
          </table:table-cell>
          <table:table-cell table:formula="of:=(1+([.C9]/[.D9]))" office:value-type="float" office:value="3.25" calcext:value-type="float">
            <text:p>3.25</text:p>
          </table:table-cell>
          <table:table-cell table:formula="of:=[.$M$6]*[.I9]*[.H9]/[.E9]" office:value-type="float" office:value="2.64771842230323E-018" calcext:value-type="float">
            <text:p>2.64771842230323E-18</text:p>
          </table:table-cell>
          <table:table-cell table:formula="of:=[.J9]/1.602E-019" office:value-type="float" office:value="16.5275806635657" calcext:value-type="float">
            <text:p>16.527580663565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0806451612903226" calcext:value-type="float">
            <text:p>8.06451612903226E-05</text:p>
          </table:table-cell>
          <table:table-cell office:value-type="float" office:value="12.4" calcext:value-type="float">
            <text:p>12.4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05" calcext:value-type="float">
            <text:p>605</text:p>
          </table:table-cell>
          <table:table-cell table:formula="of:=[.$M$7]*[.B10]" office:value-type="float" office:value="0.000000000000729032258064516" calcext:value-type="float">
            <text:p>7.29032258064516E-13</text:p>
          </table:table-cell>
          <table:table-cell table:formula="of:=-[.$M$8]+SQRT([.$M$8]^2+[.F10])" office:value-type="float" office:value="0.000000814198583330902" calcext:value-type="float">
            <text:p>8.14198583330902E-07</text:p>
          </table:table-cell>
          <table:table-cell table:formula="of:=[.G10]^3" office:value-type="float" office:value="5.39747981871096E-019" calcext:value-type="float">
            <text:p>5.39747981871096E-19</text:p>
          </table:table-cell>
          <table:table-cell table:formula="of:=(1+([.C10]/[.D10]))" office:value-type="float" office:value="3" calcext:value-type="float">
            <text:p>3</text:p>
          </table:table-cell>
          <table:table-cell table:formula="of:=[.$M$6]*[.I10]*[.H10]/[.E10]" office:value-type="float" office:value="5.08870828726371E-019" calcext:value-type="float">
            <text:p>5.08870828726371E-19</text:p>
          </table:table-cell>
          <table:table-cell table:formula="of:=[.J10]/1.602E-019" office:value-type="float" office:value="3.17647208942803" calcext:value-type="float">
            <text:p>3.1764720894280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0934579439252336" calcext:value-type="float">
            <text:p>9.34579439252336E-05</text:p>
          </table:table-cell>
          <table:table-cell office:value-type="float" office:value="10.7" calcext:value-type="float">
            <text:p>10.7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30" calcext:value-type="float">
            <text:p>330</text:p>
          </table:table-cell>
          <table:table-cell table:formula="of:=[.$M$7]*[.B11]" office:value-type="float" office:value="0.000000000000844859813084112" calcext:value-type="float">
            <text:p>8.44859813084112E-13</text:p>
          </table:table-cell>
          <table:table-cell table:formula="of:=-[.$M$8]+SQRT([.$M$8]^2+[.F11])" office:value-type="float" office:value="0.00000087945878784136" calcext:value-type="float">
            <text:p>8.7945878784136E-07</text:p>
          </table:table-cell>
          <table:table-cell table:formula="of:=[.G11]^3" office:value-type="float" office:value="6.80215429038506E-019" calcext:value-type="float">
            <text:p>6.80215429038506E-19</text:p>
          </table:table-cell>
          <table:table-cell table:formula="of:=(1+([.C11]/[.D11]))" office:value-type="float" office:value="3.54761904761905" calcext:value-type="float">
            <text:p>3.54761904761905</text:p>
          </table:table-cell>
          <table:table-cell table:formula="of:=[.$M$6]*[.I11]*[.H11]/[.E11]" office:value-type="float" office:value="1.39033727048633E-018" calcext:value-type="float">
            <text:p>1.39033727048633E-18</text:p>
          </table:table-cell>
          <table:table-cell table:formula="of:=[.J11]/1.602E-019" office:value-type="float" office:value="8.67875949117562" calcext:value-type="float">
            <text:p>8.67875949117562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Balancing Method</text:p>
          </table:table-cell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Droplet</text:p>
          </table:table-cell>
          <table:table-cell table:style-name="Default" office:value-type="string" calcext:value-type="string">
            <text:p>vf</text:p>
          </table:table-cell>
          <table:table-cell table:style-name="Default" office:value-type="string" calcext:value-type="string">
            <text:p>V</text:p>
          </table:table-cell>
          <table:table-cell table:style-name="ce7" office:value-type="string" calcext:value-type="string">
            <text:p>ξ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r^3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294117647058824" calcext:value-type="float">
            <text:p>0.000294117647059</text:p>
          </table:table-cell>
          <table:table-cell office:value-type="float" office:value="550" calcext:value-type="float">
            <text:p>550</text:p>
          </table:table-cell>
          <table:table-cell table:formula="of:=[.$M$7]*[.B16]" office:value-type="float" office:value="0.00000000000265882352941176" calcext:value-type="float">
            <text:p>2.65882352941176E-12</text:p>
          </table:table-cell>
          <table:table-cell table:formula="of:=-[.$M$8]+SQRT([.$M$8]^2+[.D16])" office:value-type="float" office:value="0.00000159049530359564" calcext:value-type="float">
            <text:p>1.59049530359564E-06</text:p>
          </table:table-cell>
          <table:table-cell table:formula="of:=[.E16]^3" office:value-type="float" office:value="4.02343670138531E-018" calcext:value-type="float">
            <text:p>4.02343670138531E-18</text:p>
          </table:table-cell>
          <table:table-cell/>
          <table:table-cell table:formula="of:=[.$M$6]*[.F16]/[.C16]" office:value-type="float" office:value="1.39086549097162E-018" calcext:value-type="float">
            <text:p>1.39086549097162E-18</text:p>
          </table:table-cell>
          <table:table-cell table:formula="of:=[.H16]/1.602E-019" office:value-type="float" office:value="8.68205674763805" calcext:value-type="float">
            <text:p>8.68205674763805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434782608695652" calcext:value-type="float">
            <text:p>0.000434782608696</text:p>
          </table:table-cell>
          <table:table-cell office:value-type="float" office:value="591" calcext:value-type="float">
            <text:p>591</text:p>
          </table:table-cell>
          <table:table-cell table:formula="of:=[.$M$7]*[.B17]" office:value-type="float" office:value="0.0000000000039304347826087" calcext:value-type="float">
            <text:p>3.9304347826087E-12</text:p>
          </table:table-cell>
          <table:table-cell table:formula="of:=-[.$M$8]+SQRT([.$M$8]^2+[.D17])" office:value-type="float" office:value="0.0000019423480937757" calcext:value-type="float">
            <text:p>1.9423480937757E-06</text:p>
          </table:table-cell>
          <table:table-cell table:formula="of:=[.E17]^3" office:value-type="float" office:value="7.32792795897732E-018" calcext:value-type="float">
            <text:p>7.32792795897732E-18</text:p>
          </table:table-cell>
          <table:table-cell/>
          <table:table-cell table:formula="of:=[.$M$6]*[.F17]/[.C17]" office:value-type="float" office:value="2.35746014016981E-018" calcext:value-type="float">
            <text:p>2.35746014016981E-18</text:p>
          </table:table-cell>
          <table:table-cell table:formula="of:=[.H17]/1.602E-019" office:value-type="float" office:value="14.7157312120463" calcext:value-type="float">
            <text:p>14.7157312120463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37037037037037" calcext:value-type="float">
            <text:p>0.00037037037037</text:p>
          </table:table-cell>
          <table:table-cell office:value-type="float" office:value="367" calcext:value-type="float">
            <text:p>367</text:p>
          </table:table-cell>
          <table:table-cell table:formula="of:=[.$M$7]*[.B18]" office:value-type="float" office:value="0.00000000000334814814814815" calcext:value-type="float">
            <text:p>3.34814814814815E-12</text:p>
          </table:table-cell>
          <table:table-cell table:formula="of:=-[.$M$8]+SQRT([.$M$8]^2+[.D18])" office:value-type="float" office:value="0.0000017896449311904" calcext:value-type="float">
            <text:p>1.7896449311904E-06</text:p>
          </table:table-cell>
          <table:table-cell table:formula="of:=[.E18]^3" office:value-type="float" office:value="5.73192664905333E-018" calcext:value-type="float">
            <text:p>5.73192664905333E-18</text:p>
          </table:table-cell>
          <table:table-cell/>
          <table:table-cell table:formula="of:=[.$M$6]*[.F18]/[.C18]" office:value-type="float" office:value="2.96951284409948E-018" calcext:value-type="float">
            <text:p>2.96951284409948E-18</text:p>
          </table:table-cell>
          <table:table-cell table:formula="of:=[.H18]/1.602E-019" office:value-type="float" office:value="18.5362849194724" calcext:value-type="float">
            <text:p>18.5362849194724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666666666666667" calcext:value-type="float">
            <text:p>0.000666666666667</text:p>
          </table:table-cell>
          <table:table-cell office:value-type="float" office:value="482" calcext:value-type="float">
            <text:p>482</text:p>
          </table:table-cell>
          <table:table-cell table:formula="of:=[.$M$7]*[.B19]" office:value-type="float" office:value="0.00000000000602666666666667" calcext:value-type="float">
            <text:p>6.02666666666667E-12</text:p>
          </table:table-cell>
          <table:table-cell table:formula="of:=-[.$M$8]+SQRT([.$M$8]^2+[.D19])" office:value-type="float" office:value="0.00000241466272049788" calcext:value-type="float">
            <text:p>2.41466272049788E-06</text:p>
          </table:table-cell>
          <table:table-cell table:formula="of:=[.E19]^3" office:value-type="float" office:value="1.40789229293017E-017" calcext:value-type="float">
            <text:p>1.40789229293017E-17</text:p>
          </table:table-cell>
          <table:table-cell/>
          <table:table-cell table:formula="of:=[.$M$6]*[.F19]/[.C19]" office:value-type="float" office:value="5.5535801173198E-018" calcext:value-type="float">
            <text:p>5.5535801173198E-18</text:p>
          </table:table-cell>
          <table:table-cell table:formula="of:=[.H19]/1.602E-019" office:value-type="float" office:value="34.6665425550549" calcext:value-type="float">
            <text:p>34.6665425550549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149253731343284" calcext:value-type="float">
            <text:p>0.000149253731343</text:p>
          </table:table-cell>
          <table:table-cell office:value-type="float" office:value="198" calcext:value-type="float">
            <text:p>198</text:p>
          </table:table-cell>
          <table:table-cell table:formula="of:=[.$M$7]*[.B20]" office:value-type="float" office:value="0.00000000000134925373134328" calcext:value-type="float">
            <text:p>1.34925373134328E-12</text:p>
          </table:table-cell>
          <table:table-cell table:formula="of:=-[.$M$8]+SQRT([.$M$8]^2+[.D20])" office:value-type="float" office:value="0.0000011216831373393" calcext:value-type="float">
            <text:p>1.1216831373393E-06</text:p>
          </table:table-cell>
          <table:table-cell table:formula="of:=[.E20]^3" office:value-type="float" office:value="1.41127150591987E-018" calcext:value-type="float">
            <text:p>1.41127150591987E-18</text:p>
          </table:table-cell>
          <table:table-cell/>
          <table:table-cell table:formula="of:=[.$M$6]*[.F20]/[.C20]" office:value-type="float" office:value="1.35517702737649E-018" calcext:value-type="float">
            <text:p>1.35517702737649E-18</text:p>
          </table:table-cell>
          <table:table-cell table:formula="of:=[.H20]/1.602E-019" office:value-type="float" office:value="8.45928231820533" calcext:value-type="float">
            <text:p>8.45928231820533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101010101010101" calcext:value-type="float">
            <text:p>0.00010101010101</text:p>
          </table:table-cell>
          <table:table-cell office:value-type="float" office:value="161" calcext:value-type="float">
            <text:p>161</text:p>
          </table:table-cell>
          <table:table-cell table:formula="of:=[.$M$7]*[.B21]" office:value-type="float" office:value="0.000000000000913131313131313" calcext:value-type="float">
            <text:p>9.13131313131313E-13</text:p>
          </table:table-cell>
          <table:table-cell table:formula="of:=-[.$M$8]+SQRT([.$M$8]^2+[.D21])" office:value-type="float" office:value="0.000000915841149852574" calcext:value-type="float">
            <text:p>9.15841149852574E-07</text:p>
          </table:table-cell>
          <table:table-cell table:formula="of:=[.E21]^3" office:value-type="float" office:value="7.68175512829394E-019" calcext:value-type="float">
            <text:p>7.68175512829394E-19</text:p>
          </table:table-cell>
          <table:table-cell/>
          <table:table-cell table:formula="of:=[.$M$6]*[.F21]/[.C21]" office:value-type="float" office:value="9.07162796610265E-019" calcext:value-type="float">
            <text:p>9.07162796610265E-19</text:p>
          </table:table-cell>
          <table:table-cell table:formula="of:=[.H21]/1.602E-019" office:value-type="float" office:value="5.66268911741739" calcext:value-type="float">
            <text:p>5.662689117417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15:30:24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9T20:35:31.974000000</meta:creation-date>
    <meta:generator>LibreOffice/6.3.3.2$Windows_X86_64 LibreOffice_project/a64200df03143b798afd1ec74a12ab50359878ed</meta:generator>
    <dc:date>2020-01-11T17:27:21.027000000</dc:date>
    <meta:editing-duration>PT14M9S</meta:editing-duration>
    <meta:editing-cycles>2</meta:editing-cycles>
    <meta:document-statistic meta:table-count="3" meta:cell-count="385" meta:object-count="0"/>
  </office:meta>
</office:document-meta>
</file>